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a29a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a29a"/>
    </style:style>
    <style:style style:name="P3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a29a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a29a"/>
    </style:style>
    <style:style style:name="P7" style:family="paragraph" style:parent-style-name="Table_20_Contents">
      <style:paragraph-properties>
        <style:tab-stops/>
      </style:paragraph-properties>
      <style:text-properties style:font-name="Liberation Serif" officeooo:paragraph-rsid="0001a29a"/>
    </style:style>
    <style:style style:name="P8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a29a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a29a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1a29a" style:font-weight-asian="normal" style:font-weight-complex="normal"/>
    </style:style>
    <style:style style:name="T7" style:family="text">
      <style:text-properties style:font-name="Times New Roman" style:text-underline-style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1a29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etter-spacing="normal" fo:font-style="italic" fo:font-weight="normal" style:font-style-asian="italic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01a29a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17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Liberation Serif" fo:letter-spacing="normal" fo:font-style="normal" fo:font-weight="normal" officeooo:rsid="0001a29a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01a29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weight="bold" style:font-weight-asian="bold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normal" officeooo:rsid="0001a29a" style:font-weight-asian="normal" style:font-weight-complex="normal"/>
    </style:style>
    <style:style style:name="T2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001a29a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33" style:family="text">
      <style:text-properties style:font-name="Liberation Serif" style:text-underline-style="none" fo:font-weight="normal" style:font-name-asian="Times New Roman1" style:font-weight-asian="normal" style:font-name-complex="Times New Roman1" style:font-weight-complex="normal"/>
    </style:style>
    <style:style style:name="T34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<text:span text:style-name="T1">Fiche descriptive </text:span><text:span text:style-name="T2">12</text:span></text:p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<text:span text:style-name="T4">Nom </text:span>: Modifier un <text:span text:style-name="T21">message dans un topic</text:span></text:p>
            <text:p text:style-name="P7"><text:span text:style-name="T4">Acteur(s) </text:span>: Utilisateur</text:p>
            <text:p text:style-name="P2"><text:span text:style-name="T24">Description </text:span><text:span text:style-name="T22">: </text:span><text:span text:style-name="Strong_20_Emphasis"><text:span text:style-name="T25">L'acteur modifie un </text:span></text:span><text:span text:style-name="Strong_20_Emphasis"><text:span text:style-name="T26">message</text:span></text:span></text:p>
            <text:p text:style-name="P7"><text:span text:style-name="T4">Auteur </text:span>: Deroussen Nicolas</text:p>
            <text:p text:style-name="P7"><text:span text:style-name="T4">Date </text:span>: 06/08/2020</text:p>
            <text:p text:style-name="P2"><text:span text:style-name="T24">Pré-conditions </text:span><text:span text:style-name="T22">: </text:span><text:span text:style-name="Strong_20_Emphasis"><text:span text:style-name="T33">Accéder à son compte</text:span></text:span></text:p>
            <text:p text:style-name="P7"><text:span text:style-name="T4">Démarrage </text:span>: L’<text:span text:style-name="T8">utilisateur </text:span>a demandé la modification d’un <text:span text:style-name="T21">message</text:span></text:p>
            <text:p text:style-name="P7"/>
          </table:table-cell>
        </table:table-row>
        <table:table-row table:style-name="Tableau1.1">
          <table:table-cell table:style-name="Tableau1.A3" office:value-type="string">
            <text:p text:style-name="P3"><text:span text:style-name="Strong_20_Emphasis"><text:span text:style-name="T23">DESCRIPTION</text:span></text:span></text:p>
            <text:p text:style-name="P3"><text:bookmark text:name="r-2111665111"/><text:span text:style-name="Strong_20_Emphasis"><text:span text:style-name="T23">Le scénario nominal :</text:span></text:span></text:p>
            <text:p text:style-name="P4"><text:bookmark text:name="r-2111666111"/><text:span text:style-name="Strong_20_Emphasis"><text:span text:style-name="T27">1. </text:span></text:span><text:span text:style-name="Emphasis"><text:span text:style-name="T27">Le </text:span></text:span><text:span text:style-name="Emphasis"><text:span text:style-name="T29">système</text:span></text:span><text:span text:style-name="Emphasis"><text:span text:style-name="T27"> affiche la page de modification d’un </text:span></text:span><text:span text:style-name="Emphasis"><text:span text:style-name="T28">message</text:span></text:span><text:span text:style-name="Emphasis"><text:span text:style-name="T27">.</text:span></text:span><text:span text:style-name="T22"><text:line-break/></text:span><text:span text:style-name="Strong_20_Emphasis"><text:span text:style-name="T27">2. </text:span></text:span><text:span text:style-name="Emphasis"><text:span text:style-name="T31">L</text:span></text:span><text:span text:style-name="Emphasis"><text:span text:style-name="T32">’utilisateur</text:span></text:span><text:span text:style-name="Emphasis"><text:span text:style-name="T17"> modifie </text:span></text:span><text:span text:style-name="Emphasis"><text:span text:style-name="T18">le message</text:span></text:span><text:span text:style-name="Emphasis"><text:span text:style-name="T17">.</text:span></text:span><text:span text:style-name="T22"><text:line-break/></text:span><text:span text:style-name="Strong_20_Emphasis"><text:span text:style-name="T27">3. </text:span></text:span><text:span text:style-name="Emphasis"><text:span text:style-name="T27">Le </text:span></text:span><text:span text:style-name="Emphasis"><text:span text:style-name="T29">système</text:span></text:span><text:span text:style-name="Emphasis"><text:span text:style-name="T27"> enregistre les modifications de l'</text:span></text:span><text:span text:style-name="Emphasis"><text:span text:style-name="T30">utilisateur</text:span></text:span><text:span text:style-name="Emphasis"><text:span text:style-name="T27">.</text:span></text:span></text:p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"><text:span text:style-name="Strong_20_Emphasis"><text:span text:style-name="T23">Les scénarios alternatifs :</text:span></text:span></text:p>
            <text:p text:style-name="P4"><text:span text:style-name="Emphasis"><text:span text:style-name="T17">2. </text:span></text:span><text:span text:style-name="Emphasis"><text:span text:style-name="T31">L</text:span></text:span><text:span text:style-name="Emphasis"><text:span text:style-name="T32">’utilisateur</text:span></text:span><text:span text:style-name="Emphasis"><text:span text:style-name="T19"> </text:span></text:span><text:span text:style-name="Emphasis"><text:span text:style-name="T17">décide de quitter la page de modification d’un </text:span></text:span><text:span text:style-name="Emphasis"><text:span text:style-name="T18">message</text:span></text:span><text:span text:style-name="Emphasis"><text:span text:style-name="T17">.</text:span></text:span></text:p>
            <text:p text:style-name="P7"/>
          </table:table-cell>
        </table:table-row>
        <table:table-row table:style-name="Tableau1.1">
          <table:table-cell table:style-name="Tableau1.A5" office:value-type="string">
            <text:p text:style-name="P3"><text:span text:style-name="Strong_20_Emphasis"><text:span text:style-name="T23">Les scénarios d'exceptions :</text:span></text:span></text:p>
            <text:p text:style-name="P5"><text:span text:style-name="Emphasis"><text:span text:style-name="T27">2. L'</text:span></text:span><text:span text:style-name="Emphasis"><text:span text:style-name="T30">utilisateur</text:span></text:span><text:span text:style-name="Emphasis"><text:span text:style-name="T27"> écrit des informations incorrectes dans </text:span></text:span><text:span text:style-name="Emphasis"><text:span text:style-name="T28">le message</text:span></text:span><text:span text:style-name="Emphasis"><text:span text:style-name="T27">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23">Fin : </text:span></text:span><text:span text:style-name="Strong_20_Emphasis"><text:span text:style-name="T25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4"><text:span text:style-name="Strong_20_Emphasis"><text:span text:style-name="T23">Post-conditions : </text:span></text:span><text:span text:style-name="T22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6T15:21:28.873000000</dc:date>
    <meta:editing-duration>PT54S</meta:editing-duration>
    <meta:editing-cycles>2</meta:editing-cycles>
    <meta:document-statistic meta:table-count="1" meta:image-count="0" meta:object-count="0" meta:page-count="1" meta:paragraph-count="17" meta:word-count="113" meta:character-count="741" meta:non-whitespace-character-count="645"/>
  </office:meta>
</office:document-meta>
</file>